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36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26520833333333cm"/>
    </style:style>
    <style:style style:name="co3" style:family="table-column">
      <style:table-column-properties fo:break-before="auto" style:column-width="7.752291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51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2">
            <text:p>Servo</text:p>
          </table:table-cell>
          <table:table-cell office:value-type="string" table:style-name="ce2">
            <text:p>Position 1 PWM</text:p>
          </table:table-cell>
          <table:table-cell office:value-type="string" table:style-name="ce2">
            <text:p>Position 2 PWM</text:p>
          </table:table-cell>
          <table:table-cell office:value-type="string" table:style-name="ce2">
            <text:p>Position 1 Angle</text:p>
          </table:table-cell>
          <table:table-cell office:value-type="string" table:style-name="ce2">
            <text:p>Position 2 Angle</text:p>
          </table:table-cell>
          <table:table-cell office:value-type="string" table:style-name="ce2">
            <text:p>Slope (pwm/deg)</text:p>
          </table:table-cell>
          <table:table-cell office:value-type="string" table:style-name="ce3">
            <text:p>Center PWM Val</text:p>
          </table:table-cell>
          <table:table-cell office:value-type="string" table:style-name="ce3">
            <text:p>Calculated Angle at Center PWM Value</text:p>
          </table:table-cell>
          <table:table-cell office:value-type="string" table:style-name="ce2">
            <text:p>PWM val for negative max servo angle from center</text:p>
          </table:table-cell>
          <table:table-cell office:value-type="string" table:style-name="ce2">
            <text:p>PWM val for max servo angle from center</text:p>
          </table:table-cell>
          <table:table-cell office:value-type="string" table:style-name="ce3">
            <text:p>Range</text:p>
          </table:table-cell>
          <table:table-cell office:value-type="string" table:style-name="ce3">
            <text:p>Direction</text:p>
          </table:table-cell>
          <table:table-cell office:value-type="string" table:style-name="ce2">
            <text:p>Link Description</text:p>
          </table:table-cell>
          <table:table-cell table:number-columns-repeated="16371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07" table:style-name="ce1">
            <text:p>107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2.2555555555555555" table:formula="of:=([.C2]-[.B2])/([.E2]-[.D2])" table:style-name="ce4">
            <text:p>2.26</text:p>
          </table:table-cell>
          <table:table-cell office:value-type="float" office:value="273" table:style-name="ce5">
            <text:p>273</text:p>
          </table:table-cell>
          <table:table-cell office:value-type="float" office:value="73.596059113300498" table:formula="of:=([.G2]-[.B2])/[.F2]+[.D2]" table:style-name="ce6">
            <text:p>73.60</text:p>
          </table:table-cell>
          <table:table-cell office:value-type="float" office:value="86.916666666666657" table:formula="of:=(-[.$B$15]*[.F2])+[.G2]" table:style-name="ce4">
            <text:p>86.92</text:p>
          </table:table-cell>
          <table:table-cell office:value-type="float" office:value="459.08333333333337" table:formula="of:=([.$B$15]*[.F2])+[.G2]" table:style-name="ce4">
            <text:p>459.08</text:p>
          </table:table-cell>
          <table:table-cell office:value-type="float" office:value="372.16666666666674" table:formula="of:=ABS([.J2]-[.I2])" table:style-name="ce7">
            <text:p>372.2</text:p>
          </table:table-cell>
          <table:table-cell office:value-type="float" office:value="1" table:formula="of:=SIGN([.F2])" table:style-name="ce5">
            <text:p>1</text:p>
          </table:table-cell>
          <table:table-cell office:value-type="string" table:style-name="ce1">
            <text:p>Right front lower leg</text:p>
          </table:table-cell>
          <table:table-cell office:value-type="string" table:style-name="ce1">
            <text:p>Values in<text:s/><text:span text:style-name="T2">bold</text:span><text:s/>used for servo configuration</text:p>
          </table:table-cell>
          <table:table-cell table:number-columns-repeated="1637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371" table:style-name="ce1">
            <text:p>371</text:p>
          </table:table-cell>
          <table:table-cell office:value-type="float" office:value="159" table:style-name="ce1">
            <text:p>159</text:p>
          </table:table-cell>
          <table:table-cell office:value-type="float" office:value="0" table:style-name="ce1">
            <text:p>0</text:p>
          </table:table-cell>
          <table:table-cell office:value-type="float" office:value="-90" table:style-name="ce1">
            <text:p>-90</text:p>
          </table:table-cell>
          <table:table-cell office:value-type="float" office:value="2.3555555555555556" table:formula="of:=([.C3]-[.B3])/([.E3]-[.D3])" table:style-name="ce4">
            <text:p>2.36</text:p>
          </table:table-cell>
          <table:table-cell office:value-type="float" office:value="300" table:style-name="ce5">
            <text:p>300</text:p>
          </table:table-cell>
          <table:table-cell office:value-type="float" office:value="-30.141509433962263" table:formula="of:=([.G3]-[.B3])/[.F3]+[.D3]" table:style-name="ce6">
            <text:p>-30.14</text:p>
          </table:table-cell>
          <table:table-cell office:value-type="float" office:value="105.66666666666666" table:formula="of:=(-[.$B$15]*[.F3])+[.G3]" table:style-name="ce4">
            <text:p>105.67</text:p>
          </table:table-cell>
          <table:table-cell office:value-type="float" office:value="494.33333333333337" table:formula="of:=([.$B$15]*[.F3])+[.G3]" table:style-name="ce4">
            <text:p>494.33</text:p>
          </table:table-cell>
          <table:table-cell office:value-type="float" office:value="388.66666666666674" table:formula="of:=ABS([.J3]-[.I3])" table:style-name="ce7">
            <text:p>388.7</text:p>
          </table:table-cell>
          <table:table-cell office:value-type="float" office:value="1" table:formula="of:=SIGN([.F3])" table:style-name="ce5">
            <text:p>1</text:p>
          </table:table-cell>
          <table:table-cell office:value-type="string" table:style-name="ce1">
            <text:p>Right front upp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293" table:style-name="ce1">
            <text:p>293</text:p>
          </table:table-cell>
          <table:table-cell office:value-type="float" office:value="401" table:style-name="ce1">
            <text:p>401</text:p>
          </table:table-cell>
          <table:table-cell office:value-type="float" office:value="0" table:style-name="ce1">
            <text:p>0</text:p>
          </table:table-cell>
          <table:table-cell office:value-type="float" office:value="-45" table:style-name="ce1">
            <text:p>-45</text:p>
          </table:table-cell>
          <table:table-cell office:value-type="float" office:value="-2.4" table:formula="of:=([.C4]-[.B4])/([.E4]-[.D4])" table:style-name="ce4">
            <text:p>-2.40</text:p>
          </table:table-cell>
          <table:table-cell office:value-type="float" office:value="295" table:style-name="ce5">
            <text:p>295</text:p>
          </table:table-cell>
          <table:table-cell office:value-type="float" office:value="-0.83333333333333337" table:formula="of:=([.G4]-[.B4])/[.F4]+[.D4]" table:style-name="ce6">
            <text:p>-0.83</text:p>
          </table:table-cell>
          <table:table-cell office:value-type="float" office:value="493" table:formula="of:=(-[.$B$15]*[.F4])+[.G4]" table:style-name="ce4">
            <text:p>493.00</text:p>
          </table:table-cell>
          <table:table-cell office:value-type="float" office:value="97" table:formula="of:=([.$B$15]*[.F4])+[.G4]" table:style-name="ce4">
            <text:p>97.00</text:p>
          </table:table-cell>
          <table:table-cell office:value-type="float" office:value="396" table:formula="of:=ABS([.J4]-[.I4])" table:style-name="ce7">
            <text:p>396.0</text:p>
          </table:table-cell>
          <table:table-cell office:value-type="float" office:value="-1" table:formula="of:=SIGN([.F4])" table:style-name="ce5">
            <text:p>-1</text:p>
          </table:table-cell>
          <table:table-cell office:value-type="string" table:style-name="ce1">
            <text:p>Right front hip</text:p>
          </table:table-cell>
          <table:table-cell table:number-columns-repeated="16371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office:value-type="float" office:value="316" table:style-name="ce1">
            <text:p>316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2.4" table:formula="of:=([.C5]-[.B5])/([.E5]-[.D5])" table:style-name="ce4">
            <text:p>2.40</text:p>
          </table:table-cell>
          <table:table-cell office:value-type="float" office:value="273" table:style-name="ce5">
            <text:p>273</text:p>
          </table:table-cell>
          <table:table-cell office:value-type="float" office:value="72.083333333333343" table:formula="of:=([.G5]-[.B5])/[.F5]+[.D5]" table:style-name="ce6">
            <text:p>72.08</text:p>
          </table:table-cell>
          <table:table-cell office:value-type="float" office:value="75" table:formula="of:=(-[.$B$15]*[.F5])+[.G5]" table:style-name="ce4">
            <text:p>75.00</text:p>
          </table:table-cell>
          <table:table-cell office:value-type="float" office:value="471" table:formula="of:=([.$B$15]*[.F5])+[.G5]" table:style-name="ce4">
            <text:p>471.00</text:p>
          </table:table-cell>
          <table:table-cell office:value-type="float" office:value="396" table:formula="of:=ABS([.J5]-[.I5])" table:style-name="ce7">
            <text:p>396.0</text:p>
          </table:table-cell>
          <table:table-cell office:value-type="float" office:value="1" table:formula="of:=SIGN([.F5])" table:style-name="ce5">
            <text:p>1</text:p>
          </table:table-cell>
          <table:table-cell office:value-type="string" table:style-name="ce1">
            <text:p>Right back low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75" table:style-name="ce1">
            <text:p>175</text:p>
          </table:table-cell>
          <table:table-cell office:value-type="float" office:value="391" table:style-name="ce1">
            <text:p>391</text:p>
          </table:table-cell>
          <table:table-cell office:value-type="float" office:value="-90" table:style-name="ce1">
            <text:p>-90</text:p>
          </table:table-cell>
          <table:table-cell office:value-type="float" office:value="0" table:style-name="ce1">
            <text:p>0</text:p>
          </table:table-cell>
          <table:table-cell office:value-type="float" office:value="2.4" table:formula="of:=([.C6]-[.B6])/([.E6]-[.D6])" table:style-name="ce4">
            <text:p>2.40</text:p>
          </table:table-cell>
          <table:table-cell office:value-type="float" office:value="295" table:style-name="ce5">
            <text:p>295</text:p>
          </table:table-cell>
          <table:table-cell office:value-type="float" office:value="-40" table:formula="of:=([.G6]-[.B6])/[.F6]+[.D6]" table:style-name="ce6">
            <text:p>-40.00</text:p>
          </table:table-cell>
          <table:table-cell office:value-type="float" office:value="97" table:formula="of:=(-[.$B$15]*[.F6])+[.G6]" table:style-name="ce4">
            <text:p>97.00</text:p>
          </table:table-cell>
          <table:table-cell office:value-type="float" office:value="493" table:formula="of:=([.$B$15]*[.F6])+[.G6]" table:style-name="ce4">
            <text:p>493.00</text:p>
          </table:table-cell>
          <table:table-cell office:value-type="float" office:value="396" table:formula="of:=ABS([.J6]-[.I6])" table:style-name="ce7">
            <text:p>396.0</text:p>
          </table:table-cell>
          <table:table-cell office:value-type="float" office:value="1" table:formula="of:=SIGN([.F6])" table:style-name="ce5">
            <text:p>1</text:p>
          </table:table-cell>
          <table:table-cell office:value-type="string" table:style-name="ce1">
            <text:p>Right back upp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205" table:style-name="ce1">
            <text:p>205</text:p>
          </table:table-cell>
          <table:table-cell office:value-type="float" office:value="317" table:style-name="ce1">
            <text:p>317</text:p>
          </table:table-cell>
          <table:table-cell office:value-type="float" office:value="-45" table:style-name="ce1">
            <text:p>-45</text:p>
          </table:table-cell>
          <table:table-cell office:value-type="float" office:value="0" table:style-name="ce1">
            <text:p>0</text:p>
          </table:table-cell>
          <table:table-cell office:value-type="float" office:value="2.4888888888888889" table:formula="of:=([.C7]-[.B7])/([.E7]-[.D7])" table:style-name="ce4">
            <text:p>2.49</text:p>
          </table:table-cell>
          <table:table-cell office:value-type="float" office:value="302" table:style-name="ce5">
            <text:p>302</text:p>
          </table:table-cell>
          <table:table-cell office:value-type="float" office:value="-6.0267857142857153" table:formula="of:=([.G7]-[.B7])/[.F7]+[.D7]" table:style-name="ce6">
            <text:p>-6.03</text:p>
          </table:table-cell>
          <table:table-cell office:value-type="float" office:value="96.666666666666657" table:formula="of:=(-[.$B$15]*[.F7])+[.G7]" table:style-name="ce4">
            <text:p>96.67</text:p>
          </table:table-cell>
          <table:table-cell office:value-type="float" office:value="507.33333333333337" table:formula="of:=([.$B$15]*[.F7])+[.G7]" table:style-name="ce4">
            <text:p>507.33</text:p>
          </table:table-cell>
          <table:table-cell office:value-type="float" office:value="410.66666666666674" table:formula="of:=ABS([.J7]-[.I7])" table:style-name="ce7">
            <text:p>410.7</text:p>
          </table:table-cell>
          <table:table-cell office:value-type="float" office:value="1" table:formula="of:=SIGN([.F7])" table:style-name="ce5">
            <text:p>1</text:p>
          </table:table-cell>
          <table:table-cell office:value-type="string" table:style-name="ce1">
            <text:p>Right back hip</text:p>
          </table:table-cell>
          <table:table-cell table:number-columns-repeated="16371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268" table:style-name="ce1">
            <text:p>268</text:p>
          </table:table-cell>
          <table:table-cell office:value-type="float" office:value="481" table:style-name="ce1">
            <text:p>481</text:p>
          </table:table-cell>
          <table:table-cell office:value-type="float" office:value="-90" table:style-name="ce1">
            <text:p>-90</text:p>
          </table:table-cell>
          <table:table-cell office:value-type="float" office:value="0" table:style-name="ce1">
            <text:p>0</text:p>
          </table:table-cell>
          <table:table-cell office:value-type="float" office:value="2.3666666666666667" table:formula="of:=([.C8]-[.B8])/([.E8]-[.D8])" table:style-name="ce4">
            <text:p>2.37</text:p>
          </table:table-cell>
          <table:table-cell office:value-type="float" office:value="310" table:style-name="ce5">
            <text:p>310</text:p>
          </table:table-cell>
          <table:table-cell office:value-type="float" office:value="-72.25352112676056" table:formula="of:=([.G8]-[.B8])/[.F8]+[.D8]" table:style-name="ce6">
            <text:p>-72.25</text:p>
          </table:table-cell>
          <table:table-cell office:value-type="float" office:value="114.75" table:formula="of:=(-[.$B$15]*[.F8])+[.G8]" table:style-name="ce4">
            <text:p>114.75</text:p>
          </table:table-cell>
          <table:table-cell office:value-type="float" office:value="505.25" table:formula="of:=([.$B$15]*[.F8])+[.G8]" table:style-name="ce4">
            <text:p>505.25</text:p>
          </table:table-cell>
          <table:table-cell office:value-type="float" office:value="390.5" table:formula="of:=ABS([.J8]-[.I8])" table:style-name="ce7">
            <text:p>390.5</text:p>
          </table:table-cell>
          <table:table-cell office:value-type="float" office:value="1" table:formula="of:=SIGN([.F8])" table:style-name="ce5">
            <text:p>1</text:p>
          </table:table-cell>
          <table:table-cell office:value-type="string" table:style-name="ce1">
            <text:p>Left back low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214" table:style-name="ce1">
            <text:p>214</text:p>
          </table:table-cell>
          <table:table-cell office:value-type="float" office:value="428" table:style-name="ce1">
            <text:p>428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2.3777777777777778" table:formula="of:=([.C9]-[.B9])/([.E9]-[.D9])" table:style-name="ce4">
            <text:p>2.38</text:p>
          </table:table-cell>
          <table:table-cell office:value-type="float" office:value="295" table:style-name="ce5">
            <text:p>295</text:p>
          </table:table-cell>
          <table:table-cell office:value-type="float" office:value="34.065420560747661" table:formula="of:=([.G9]-[.B9])/[.F9]+[.D9]" table:style-name="ce6">
            <text:p>34.07</text:p>
          </table:table-cell>
          <table:table-cell office:value-type="float" office:value="98.833333333333343" table:formula="of:=(-[.$B$15]*[.F9])+[.G9]" table:style-name="ce4">
            <text:p>98.83</text:p>
          </table:table-cell>
          <table:table-cell office:value-type="float" office:value="491.16666666666663" table:formula="of:=([.$B$15]*[.F9])+[.G9]" table:style-name="ce4">
            <text:p>491.17</text:p>
          </table:table-cell>
          <table:table-cell office:value-type="float" office:value="392.33333333333326" table:formula="of:=ABS([.J9]-[.I9])" table:style-name="ce7">
            <text:p>392.3</text:p>
          </table:table-cell>
          <table:table-cell office:value-type="float" office:value="1" table:formula="of:=SIGN([.F9])" table:style-name="ce8">
            <text:p>1</text:p>
          </table:table-cell>
          <table:table-cell office:value-type="string" table:style-name="ce1">
            <text:p>Left back upp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305" table:style-name="ce1">
            <text:p>305</text:p>
          </table:table-cell>
          <table:table-cell office:value-type="float" office:value="407" table:style-name="ce1">
            <text:p>407</text:p>
          </table:table-cell>
          <table:table-cell office:value-type="float" office:value="0" table:style-name="ce1">
            <text:p>0</text:p>
          </table:table-cell>
          <table:table-cell office:value-type="float" office:value="-45" table:style-name="ce1">
            <text:p>-45</text:p>
          </table:table-cell>
          <table:table-cell office:value-type="float" office:value="-2.2666666666666666" table:formula="of:=([.C10]-[.B10])/([.E10]-[.D10])" table:style-name="ce4">
            <text:p>-2.27</text:p>
          </table:table-cell>
          <table:table-cell office:value-type="float" office:value="300" table:style-name="ce5">
            <text:p>300</text:p>
          </table:table-cell>
          <table:table-cell office:value-type="float" office:value="2.2058823529411766" table:formula="of:=([.G10]-[.B10])/[.F10]+[.D10]" table:style-name="ce6">
            <text:p>2.21</text:p>
          </table:table-cell>
          <table:table-cell office:value-type="float" office:value="487" table:formula="of:=(-[.$B$15]*[.F10])+[.G10]" table:style-name="ce4">
            <text:p>487.00</text:p>
          </table:table-cell>
          <table:table-cell office:value-type="float" office:value="113" table:formula="of:=([.$B$15]*[.F10])+[.G10]" table:style-name="ce4">
            <text:p>113.00</text:p>
          </table:table-cell>
          <table:table-cell office:value-type="float" office:value="374" table:formula="of:=ABS([.J10]-[.I10])" table:style-name="ce7">
            <text:p>374.0</text:p>
          </table:table-cell>
          <table:table-cell office:value-type="float" office:value="-1" table:formula="of:=SIGN([.F10])" table:style-name="ce5">
            <text:p>-1</text:p>
          </table:table-cell>
          <table:table-cell office:value-type="string" table:style-name="ce1">
            <text:p>Left back hip</text:p>
          </table:table-cell>
          <table:table-cell table:number-columns-repeated="16371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289" table:style-name="ce1">
            <text:p>289</text:p>
          </table:table-cell>
          <table:table-cell office:value-type="float" office:value="500" table:style-name="ce1">
            <text:p>500</text:p>
          </table:table-cell>
          <table:table-cell office:value-type="float" office:value="-90" table:style-name="ce1">
            <text:p>-90</text:p>
          </table:table-cell>
          <table:table-cell office:value-type="float" office:value="0" table:style-name="ce1">
            <text:p>0</text:p>
          </table:table-cell>
          <table:table-cell office:value-type="float" office:value="2.3444444444444446" table:formula="of:=([.C11]-[.B11])/([.E11]-[.D11])" table:style-name="ce4">
            <text:p>2.34</text:p>
          </table:table-cell>
          <table:table-cell office:value-type="float" office:value="306" table:style-name="ce5">
            <text:p>306</text:p>
          </table:table-cell>
          <table:table-cell office:value-type="float" office:value="-82.748815165876778" table:formula="of:=([.G11]-[.B11])/[.F11]+[.D11]" table:style-name="ce6">
            <text:p>-82.75</text:p>
          </table:table-cell>
          <table:table-cell office:value-type="float" office:value="112.58333333333331" table:formula="of:=(-[.$B$15]*[.F11])+[.G11]" table:style-name="ce4">
            <text:p>112.58</text:p>
          </table:table-cell>
          <table:table-cell office:value-type="float" office:value="499.41666666666669" table:formula="of:=([.$B$15]*[.F11])+[.G11]" table:style-name="ce4">
            <text:p>499.42</text:p>
          </table:table-cell>
          <table:table-cell office:value-type="float" office:value="386.83333333333337" table:formula="of:=ABS([.J11]-[.I11])" table:style-name="ce7">
            <text:p>386.8</text:p>
          </table:table-cell>
          <table:table-cell office:value-type="float" office:value="1" table:formula="of:=SIGN([.F11])" table:style-name="ce5">
            <text:p>1</text:p>
          </table:table-cell>
          <table:table-cell office:value-type="string" table:style-name="ce1">
            <text:p>Left front low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213" table:style-name="ce1">
            <text:p>213</text:p>
          </table:table-cell>
          <table:table-cell office:value-type="float" office:value="430" table:style-name="ce1">
            <text:p>430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2.411111111111111" table:formula="of:=([.C12]-[.B12])/([.E12]-[.D12])" table:style-name="ce4">
            <text:p>2.41</text:p>
          </table:table-cell>
          <table:table-cell office:value-type="float" office:value="305" table:style-name="ce5">
            <text:p>305</text:p>
          </table:table-cell>
          <table:table-cell office:value-type="float" office:value="38.156682027649772" table:formula="of:=([.G12]-[.B12])/[.F12]+[.D12]" table:style-name="ce6">
            <text:p>38.16</text:p>
          </table:table-cell>
          <table:table-cell office:value-type="float" office:value="106.08333333333334" table:formula="of:=(-[.$B$15]*[.F12])+[.G12]" table:style-name="ce4">
            <text:p>106.08</text:p>
          </table:table-cell>
          <table:table-cell office:value-type="float" office:value="503.91666666666663" table:formula="of:=([.$B$15]*[.F12])+[.G12]" table:style-name="ce4">
            <text:p>503.92</text:p>
          </table:table-cell>
          <table:table-cell office:value-type="float" office:value="397.83333333333326" table:formula="of:=ABS([.J12]-[.I12])" table:style-name="ce7">
            <text:p>397.8</text:p>
          </table:table-cell>
          <table:table-cell office:value-type="float" office:value="1" table:formula="of:=SIGN([.F12])" table:style-name="ce5">
            <text:p>1</text:p>
          </table:table-cell>
          <table:table-cell office:value-type="string" table:style-name="ce1">
            <text:p>Left front upp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218" table:style-name="ce1">
            <text:p>218</text:p>
          </table:table-cell>
          <table:table-cell office:value-type="float" office:value="324" table:style-name="ce1">
            <text:p>324</text:p>
          </table:table-cell>
          <table:table-cell office:value-type="float" office:value="-45" table:style-name="ce1">
            <text:p>-45</text:p>
          </table:table-cell>
          <table:table-cell office:value-type="float" office:value="0" table:style-name="ce1">
            <text:p>0</text:p>
          </table:table-cell>
          <table:table-cell office:value-type="float" office:value="2.3555555555555556" table:formula="of:=([.C13]-[.B13])/([.E13]-[.D13])" table:style-name="ce4">
            <text:p>2.36</text:p>
          </table:table-cell>
          <table:table-cell office:value-type="float" office:value="275" table:style-name="ce5">
            <text:p>275</text:p>
          </table:table-cell>
          <table:table-cell office:value-type="float" office:value="-20.80188679245283" table:formula="of:=([.G13]-[.B13])/[.F13]+[.D13]" table:style-name="ce6">
            <text:p>-20.80</text:p>
          </table:table-cell>
          <table:table-cell office:value-type="string" table:style-name="ce4">
            <text:p>m,,,,,lp</text:p>
          </table:table-cell>
          <table:table-cell office:value-type="float" office:value="469.33333333333337" table:formula="of:=([.$B$15]*[.F13])+[.G13]" table:style-name="ce4">
            <text:p>469.33</text:p>
          </table:table-cell>
          <table:table-cell office:value-type="float" office:value="0" table:formula="of:=ABS([.J13]-[.I13])" table:style-name="ce7">
            <text:p>#VALUE!</text:p>
          </table:table-cell>
          <table:table-cell office:value-type="float" office:value="1" table:formula="of:=SIGN([.F13])" table:style-name="ce5">
            <text:p>1</text:p>
          </table:table-cell>
          <table:table-cell office:value-type="string" table:style-name="ce1">
            <text:p>Left front hip</text:p>
          </table:table-cell>
          <table:table-cell table:number-columns-repeated="1637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9">
            <text:p>Max Permissible Servo Angle, deg</text:p>
          </table:table-cell>
          <table:table-cell office:value-type="float" office:value="82.5" table:style-name="ce8">
            <text:p>82.5</text:p>
          </table:table-cell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6" table:style-name="ce2"/>
          <table:table-cell table:number-columns-repeated="2" table:style-name="ce3"/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6371"/>
        </table:table-row>
        <table:table-row table:number-rows-repeated="7" table:style-name="ro2">
          <table:table-cell table:number-columns-repeated="5" table:style-name="ce1"/>
          <table:table-cell table:style-name="ce4"/>
          <table:table-cell table:style-name="ce5"/>
          <table:table-cell table:style-name="ce6"/>
          <table:table-cell table:number-columns-repeated="2" table:style-name="ce4"/>
          <table:table-cell table:style-name="ce7"/>
          <table:table-cell table:style-name="ce5"/>
          <table:table-cell table:number-columns-repeated="16372" table:style-name="ce1"/>
        </table:table-row>
        <table:table-row table:style-name="ro2">
          <table:table-cell table:number-columns-repeated="5" table:style-name="ce1"/>
          <table:table-cell table:style-name="ce4"/>
          <table:table-cell table:style-name="ce5"/>
          <table:table-cell table:style-name="ce6"/>
          <table:table-cell table:number-columns-repeated="2" table:style-name="ce4"/>
          <table:table-cell table:style-name="ce7"/>
          <table:table-cell table:style-name="ce8"/>
          <table:table-cell table:number-columns-repeated="16372" table:style-name="ce1"/>
        </table:table-row>
        <table:table-row table:number-rows-repeated="4" table:style-name="ro2">
          <table:table-cell table:number-columns-repeated="5" table:style-name="ce1"/>
          <table:table-cell table:style-name="ce4"/>
          <table:table-cell table:style-name="ce5"/>
          <table:table-cell table:style-name="ce6"/>
          <table:table-cell table:number-columns-repeated="2" table:style-name="ce4"/>
          <table:table-cell table:style-name="ce7"/>
          <table:table-cell table:style-name="ce5"/>
          <table:table-cell table:number-columns-repeated="16372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9"/>
          <table:table-cell table:style-name="ce8"/>
          <table:table-cell table:number-columns-repeated="16382"/>
        </table:table-row>
        <table:table-row table:number-rows-repeated="104854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Thiévent Florian (IT-PTR-BDE7)</meta:initial-creator>
    <dc:creator>Thiévent Florian (IT-SCI-IIB-MET)</dc:creator>
    <meta:creation-date>2020-07-06T22:20:11Z</meta:creation-date>
    <dc:date>2021-03-24T13:19:44Z</dc:date>
    <meta:editing-cycles>4</meta:editing-cycles>
    <meta:editing-duration>PT0S</meta:editing-duration>
  </office:meta>
</office:document-meta>
</file>